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rsid="0012092a" officeooo:paragraph-rsid="0012092a"/>
    </style:style>
    <style:style style:name="P4" style:family="paragraph" style:parent-style-name="Standard" style:list-style-name="L3">
      <style:text-properties officeooo:rsid="00125725" officeooo:paragraph-rsid="00125725"/>
    </style:style>
    <style:style style:name="P5" style:family="paragraph" style:parent-style-name="Standard" style:list-style-name="L3">
      <style:text-properties officeooo:rsid="001360c8" officeooo:paragraph-rsid="001360c8"/>
    </style:style>
    <style:style style:name="P6" style:family="paragraph" style:parent-style-name="Standard" style:list-style-name="L3">
      <style:text-properties officeooo:rsid="00136584" officeooo:paragraph-rsid="00136584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officeooo:rsid="0016a875" officeooo:paragraph-rsid="0016a875"/>
    </style:style>
    <style:style style:name="P9" style:family="paragraph" style:parent-style-name="Standard" style:list-style-name="L5"/>
    <style:style style:name="P10" style:family="paragraph" style:parent-style-name="Standard" style:list-style-name="L5">
      <style:text-properties officeooo:rsid="001aa8ce" officeooo:paragraph-rsid="001aa8ce"/>
    </style:style>
    <style:style style:name="P11" style:family="paragraph" style:parent-style-name="Standard" style:list-style-name="L3">
      <style:text-properties officeooo:rsid="001cbdab" officeooo:paragraph-rsid="001cbdab"/>
    </style:style>
    <style:style style:name="T1" style:family="text">
      <style:text-properties officeooo:rsid="00151169"/>
    </style:style>
    <style:style style:name="T2" style:family="text">
      <style:text-properties officeooo:rsid="0016099d"/>
    </style:style>
    <style:style style:name="T3" style:family="text">
      <style:text-properties officeooo:rsid="0019505b"/>
    </style:style>
    <style:style style:name="T4" style:family="text">
      <style:text-properties officeooo:rsid="001bba8e"/>
    </style:style>
    <style:style style:name="T5" style:family="text">
      <style:text-properties officeooo:rsid="001e245f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Week 28 - <text:span text:style-name="T5">Towers of Strength</text:span></text:p>
      <text:h text:style-name="Heading_20_1" text:outline-level="1">Basic idea</text:h>
      <text:list xml:id="list2793962607644967201" text:style-name="L1">
        <text:list-item>
          <text:p text:style-name="P1">Enemy troops stream in, following a fixed path</text:p>
        </text:list-item>
        <text:list-item>
          <text:p text:style-name="P1">Player can place towers, which shoot at any enemy within range</text:p>
        </text:list-item>
        <text:list-item>
          <text:p text:style-name="P1">Enemies either die directly when short or loose hit points - and die when they get to 0</text:p>
        </text:list-item>
        <text:list-item>
          <text:p text:style-name="P1">Any enemy which gets through to the end point (e.g. the castle) does damage to the player</text:p>
        </text:list-item>
        <text:list-item>
          <text:p text:style-name="P1">The game finishes when the player has too much damage</text:p>
        </text:list-item>
      </text:list>
      <text:h text:style-name="Heading_20_1" text:outline-level="1">Standard additional mechanisms</text:h>
      <text:list xml:id="list1269010722904962980" text:style-name="L2">
        <text:list-item>
          <text:p text:style-name="P2">Each enemy which dies gives the player more money</text:p>
        </text:list-item>
        <text:list-item>
          <text:p text:style-name="P2">Player starts with a certain amount of money</text:p>
        </text:list-item>
        <text:list-item>
          <text:p text:style-name="P2">Placing towers cost money</text:p>
        </text:list-item>
        <text:list-item>
          <text:p text:style-name="P2">Towers have different abilities - range, accuracy, power, etc</text:p>
        </text:list-item>
        <text:list-item>
          <text:p text:style-name="P2">More powerful towers cost more</text:p>
        </text:list-item>
        <text:list-item>
          <text:p text:style-name="P2">It may take a while to build a tower and/or before it becomes active</text:p>
        </text:list-item>
        <text:list-item>
          <text:p text:style-name="P2">Towers may get introduced in later levels</text:p>
        </text:list-item>
        <text:list-item>
          <text:p text:style-name="P2">Enemies arrive in waves</text:p>
        </text:list-item>
        <text:list-item>
          <text:p text:style-name="P2">There are different types of enemies</text:p>
        </text:list-item>
        <text:list-item>
          <text:p text:style-name="P2">Enemies shoot back at the towers - too much damage and a tower gets destroyed</text:p>
        </text:list-item>
      </text:list>
      <text:h text:style-name="Heading_20_1" text:outline-level="1">Some new or interesting ideas</text:h>
      <text:list xml:id="list3713871606051017737" text:style-name="L3">
        <text:list-item>
          <text:p text:style-name="P11"><text:span text:style-name="T6">Tower of Strength</text:span>: Instead of the towers by the side of the road shooting, they could be a positive thing. For instance, giving food and drink to refugees or shouts of encouragement during a Tour de France hill climb. The aim is to get as many people/riders as possible to the end/finish line, as quickly as possible</text:p>
        </text:list-item>
        <text:list-item>
          <text:p text:style-name="P3">Different setting or theme - free resources may limit this</text:p>
        </text:list-item>
        <text:list-item>
          <text:p text:style-name="P3">Different viewpoint (typically top-down or isometric)</text:p>
          <text:list>
            <text:list-item>
              <text:p text:style-name="P3">A character which runs around and places the towers</text:p>
            </text:list-item>
          </text:list>
        </text:list-item>
        <text:list-item>
          <text:p text:style-name="P3">Player can change the terrain, e.g. blow up a bridge, to slow down or redirect the enemy troops</text:p>
        </text:list-item>
        <text:list-item>
          <text:p text:style-name="P4">The game places the tower (fixed sequence, random order, AI), player has to plan the waves/routes to get through</text:p>
        </text:list-item>
        <text:list-item>
          <text:p text:style-name="P5">Everything is made up of wooden blocks - 3D look - wood grain texture on simple squares</text:p>
        </text:list-item>
        <text:list-item>
          <text:p text:style-name="P6">The game ages - towers fall apart (<text:span text:style-name="T1">decrease in </text:span>power, stop, then disappear), terrain tiles disappear (leaving black holes) i.e. less spaces to place the towers</text:p>
        </text:list-item>
      </text:list>
      <text:h text:style-name="Heading_20_1" text:outline-level="1"><text:span text:style-name="T2">Maybe: </text:span>story arch</text:h>
      <text:list xml:id="list2331881244936518843" text:style-name="L4">
        <text:list-item>
          <text:p text:style-name="P7">Beginning <text:span text:style-name="T2">(hope, curiosity) </text:span>- weak start, getting used to the game, getting an economy going</text:p>
        </text:list-item>
        <text:list-item>
          <text:p text:style-name="P7">Middle <text:span text:style-name="T2">(feeling of control and expertise) </text:span>- powerful, cruising along, building up defen<text:span text:style-name="T2">c</text:span>e</text:p>
        </text:list-item>
        <text:list-item>
          <text:p text:style-name="P7">End <text:span text:style-name="T2">(challenge, panic, excitement) </text:span>- boss monster, large wave, serious challenge</text:p>
        </text:list-item>
        <text:list-item>
          <text:p text:style-name="P8">Repeat - next level, next wave, new monsters, new towers</text:p>
        </text:list-item>
      </text:list>
      <text:h text:style-name="Heading_20_1" text:outline-level="1"><text:soft-page-break/>The plan - getting it done</text:h>
      <text:p text:style-name="Standard">Initial tasks - MVP</text:p>
      <text:list xml:id="list4136220744758959048" text:style-name="L5">
        <text:list-item>
          <text:p text:style-name="P9">Draw a map</text:p>
          <text:list>
            <text:list-item>
              <text:p text:style-name="P9">First draw one by hand, to get a feel for how it all ties together</text:p>
            </text:list-item>
            <text:list-item>
              <text:p text:style-name="P9">CVS file (created in a spreadsheet) with grid, say <text:span text:style-name="T4">8</text:span> x <text:span text:style-name="T4">8</text:span> (but rotated 45 degrees - isometric)</text:p>
            </text:list-item>
            <text:list-item>
              <text:p text:style-name="P9">Develop some simple code, e.g. </text:p>
              <text:list>
                <text:list-item>
                  <text:p text:style-name="P10">Path pieces all have a code with two or more wind-directions, e.g.</text:p>
                  <text:list>
                    <text:list-item>
                      <text:p text:style-name="P10">NS - vertical (north to south)</text:p>
                    </text:list-item>
                    <text:list-item>
                      <text:p text:style-name="P10">EW - horizontal (east to west)</text:p>
                    </text:list-item>
                    <text:list-item>
                      <text:p text:style-name="P10">NESW - crossing - all 4</text:p>
                    </text:list-item>
                    <text:list-item>
                      <text:p text:style-name="P10">NES - t-junction</text:p>
                    </text:list-item>
                    <text:list-item>
                      <text:p text:style-name="P10">NE - corner</text:p>
                    </text:list-item>
                  </text:list>
                </text:list-item>
                <text:list-item>
                  <text:p text:style-name="P10">Other tiles:</text:p>
                  <text:list>
                    <text:list-item>
                      <text:p text:style-name="P10">T - random tile which could take a tower</text:p>
                    </text:list-item>
                    <text:list-item>
                      <text:p text:style-name="P10">F - random feature, e.g. a tree - can’t take a tower</text:p>
                    </text:list-item>
                    <text:list-item>
                      <text:p text:style-name="P10">SP+N/E/S/W - spawn point, e.g. SPN - spawn point with path exit going north</text:p>
                    </text:list-item>
                    <text:list-item>
                      <text:p text:style-name="P10">B+N/E/S/W - Base point - our base which needs protecting</text:p>
                    </text:list-item>
                  </text:list>
                </text:list-item>
              </text:list>
            </text:list-item>
            <text:list-item>
              <text:p text:style-name="P9">Python code which reads the CVS file and shows the correct images</text:p>
            </text:list-item>
          </text:list>
        </text:list-item>
        <text:list-item>
          <text:p text:style-name="P9">Enemies</text:p>
          <text:list>
            <text:list-item>
              <text:p text:style-name="P9">Find some enemies that will move over the map</text:p>
            </text:list-item>
            <text:list-item>
              <text:p text:style-name="P9">Python code which uses the CVS file to work out the route</text:p>
              <text:list>
                <text:list-item>
                  <text:p text:style-name="P9">and which moves one enemy over the route</text:p>
                </text:list-item>
              </text:list>
            </text:list-item>
          </text:list>
        </text:list-item>
        <text:list-item>
          <text:p text:style-name="P9">Sketch a basic interface</text:p>
          <text:list>
            <text:list-item>
              <text:p text:style-name="P9">Map in the middle</text:p>
            </text:list-item>
            <text:list-item>
              <text:p text:style-name="P9">Current score - <text:span text:style-name="T3">money</text:span></text:p>
            </text:list-item>
            <text:list-item>
              <text:p text:style-name="P9">New towers to drag and drop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4:29.867261273</meta:creation-date>
    <dc:date>2019-09-23T12:55:20.074281937</dc:date>
    <meta:editing-duration>PT1H20M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621" meta:character-count="3166" meta:non-whitespace-character-count="2654"/>
  </office:meta>
</office:document-meta>
</file>